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2">
      <style:text-properties style:font-name="Liberation Sans" style:font-name-asian="Droid Sans Fallback" style:font-name-complex="Droid Sans Devanagari"/>
    </style:style>
    <style:style style:name="ce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ulä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xrotation" form:control-implementation="ooo:com.sun.star.form.component.ScrollBar" xml:id="control1" form:id="control1" form:value="0" form:linked-cell="Sheet1.B5" form:delay-for-repeat="PT0.050000000S" form:min-value="0" form:max-value="36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yrotation" form:control-implementation="ooo:com.sun.star.form.component.ScrollBar" xml:id="control2" form:id="control2" form:value="0" form:linked-cell="Sheet1.B6" form:delay-for-repeat="PT0.050000000S" form:min-value="0" form:max-value="36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59.97mm" svg:height="120.05mm" svg:x="208.43mm" svg:y="13.55mm">
            <draw:object draw:notify-on-update-of-ranges="Sheet1.D10:Sheet1.D50 Sheet1.F10:Sheet1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style-name="gr2" draw:text-style-name="P2" svg:width="63.6mm" svg:height="4.78mm" svg:x="46.26mm" svg:y="17.8mm" draw:control="control1"/>
          <draw:control draw:z-index="2" draw:style-name="gr2" draw:text-style-name="P2" svg:width="63.33mm" svg:height="4.78mm" svg:x="46.26mm" svg:y="22.05mm" draw:control="control2"/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float" office:value="0" calcext:value-type="float">
            <text:p>0,00</text:p>
          </table:table-cell>
          <table:table-cell table:style-name="Default"/>
          <table:table-cell/>
          <table:table-cell table:style-name="Default" table:number-columns-repeated="2"/>
          <table:table-cell table:style-name="ce2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" calcext:value-type="float">
            <text:p>1,00</text:p>
          </table:table-cell>
          <table:table-cell table:style-name="Default"/>
          <table:table-cell/>
          <table:table-cell table:style-name="Default" table:number-columns-repeated="2"/>
          <table:table-cell table:style-name="ce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"/>
        </table:table-row>
        <table:table-row table:style-name="ro1">
          <table:table-cell office:value-type="string" calcext:value-type="string">
            <text:p>Xang:</text:p>
          </table:table-cell>
          <table:table-cell office:value-type="float" office:value="0" calcext:value-type="float">
            <text:p>0,00</text:p>
          </table:table-cell>
          <table:table-cell table:style-name="Default"/>
          <table:table-cell/>
          <table:table-cell table:style-name="Default" table:number-columns-repeated="2"/>
          <table:table-cell table:style-name="ce2" table:formula="of:=[.B5]/360*2*PI(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ang:</text:p>
          </table:table-cell>
          <table:table-cell office:value-type="float" office:value="0" calcext:value-type="float">
            <text:p>0,00</text:p>
          </table:table-cell>
          <table:table-cell table:style-name="Default"/>
          <table:table-cell/>
          <table:table-cell table:style-name="Default" table:number-columns-repeated="2"/>
          <table:table-cell table:style-name="ce2" table:formula="of:=[.B6]/360*2*PI(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Zang:</text:p>
          </table:table-cell>
          <table:table-cell office:value-type="float" office:value="0" calcext:value-type="float">
            <text:p>0,00</text:p>
          </table:table-cell>
          <table:table-cell table:style-name="Default"/>
          <table:table-cell/>
          <table:table-cell table:style-name="Default" table:number-columns-repeated="2"/>
          <table:table-cell table:style-name="ce2" table:formula="of:=[.B7]/360*2*PI()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5" office:value-type="string" calcext:value-type="string">
            <text:p>X</text:p>
          </table:table-cell>
          <table:table-cell table:style-name="ce1"/>
          <table:table-cell table:style-name="ce6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]*PI()" office:value-type="float" office:value="0" calcext:value-type="float">
            <text:p>0,00</text:p>
          </table:table-cell>
          <table:table-cell table:formula="of:=COS([.B10])-SIN([.B10])" office:value-type="float" office:value="1" calcext:value-type="float">
            <text:p>1,00</text:p>
          </table:table-cell>
          <table:table-cell table:formula="of:=x0*COS([.B10])-y0*SIN([.B10])" office:value-type="float" office:value="0" calcext:value-type="float">
            <text:p>0,00</text:p>
          </table:table-cell>
          <table:table-cell table:formula="of:=SIN([.B10])+COS([.B10])" office:value-type="float" office:value="1" calcext:value-type="float">
            <text:p>1,00</text:p>
          </table:table-cell>
          <table:table-cell table:formula="of:=x0*SIN([.B10])+y0*COS([.B10])" office:value-type="float" office:value="1" calcext:value-type="float">
            <text:p>1,00</text:p>
          </table:table-cell>
          <table:table-cell/>
        </table:table-row>
        <table:table-row table:style-name="ro1">
          <table:table-cell table:formula="of:=[.A10]+0.05" office:value-type="float" office:value="0.05" calcext:value-type="float">
            <text:p>0,05</text:p>
          </table:table-cell>
          <table:table-cell table:formula="of:=[.A11]*PI()" office:value-type="float" office:value="0.15707963267949" calcext:value-type="float">
            <text:p>0,16</text:p>
          </table:table-cell>
          <table:table-cell table:formula="of:=COS([.B11])-SIN([.B11])" office:value-type="float" office:value="0.831253875554907" calcext:value-type="float">
            <text:p>0,83</text:p>
          </table:table-cell>
          <table:table-cell table:formula="of:=x0*COS([.B11])-y0*SIN([.B11])" office:value-type="float" office:value="-0.156434465040231" calcext:value-type="float">
            <text:p>-0,16</text:p>
          </table:table-cell>
          <table:table-cell table:formula="of:=SIN([.B11])+COS([.B11])" office:value-type="float" office:value="1.14412280563537" calcext:value-type="float">
            <text:p>1,14</text:p>
          </table:table-cell>
          <table:table-cell table:formula="of:=x0*SIN([.B11])+y0*COS([.B11])" office:value-type="float" office:value="0.987688340595138" calcext:value-type="float">
            <text:p>0,99</text:p>
          </table:table-cell>
          <table:table-cell/>
        </table:table-row>
        <table:table-row table:style-name="ro1">
          <table:table-cell table:formula="of:=[.A11]+0.05" office:value-type="float" office:value="0.1" calcext:value-type="float">
            <text:p>0,1</text:p>
          </table:table-cell>
          <table:table-cell table:formula="of:=[.A12]*PI()" office:value-type="float" office:value="0.314159265358979" calcext:value-type="float">
            <text:p>0,31</text:p>
          </table:table-cell>
          <table:table-cell table:formula="of:=COS([.B12])-SIN([.B12])" office:value-type="float" office:value="0.642039521920206" calcext:value-type="float">
            <text:p>0,64</text:p>
          </table:table-cell>
          <table:table-cell table:formula="of:=x0*COS([.B12])-y0*SIN([.B12])" office:value-type="float" office:value="-0.309016994374947" calcext:value-type="float">
            <text:p>-0,31</text:p>
          </table:table-cell>
          <table:table-cell table:formula="of:=SIN([.B12])+COS([.B12])" office:value-type="float" office:value="1.2600735106701" calcext:value-type="float">
            <text:p>1,26</text:p>
          </table:table-cell>
          <table:table-cell table:formula="of:=x0*SIN([.B12])+y0*COS([.B12])" office:value-type="float" office:value="0.951056516295154" calcext:value-type="float">
            <text:p>0,95</text:p>
          </table:table-cell>
          <table:table-cell/>
        </table:table-row>
        <table:table-row table:style-name="ro1">
          <table:table-cell table:formula="of:=[.A12]+0.05" office:value-type="float" office:value="0.15" calcext:value-type="float">
            <text:p>0,15</text:p>
          </table:table-cell>
          <table:table-cell table:formula="of:=[.A13]*PI()" office:value-type="float" office:value="0.471238898038469" calcext:value-type="float">
            <text:p>0,47</text:p>
          </table:table-cell>
          <table:table-cell table:formula="of:=COS([.B13])-SIN([.B13])" office:value-type="float" office:value="0.437016024448821" calcext:value-type="float">
            <text:p>0,44</text:p>
          </table:table-cell>
          <table:table-cell table:formula="of:=x0*COS([.B13])-y0*SIN([.B13])" office:value-type="float" office:value="-0.453990499739547" calcext:value-type="float">
            <text:p>-0,45</text:p>
          </table:table-cell>
          <table:table-cell table:formula="of:=SIN([.B13])+COS([.B13])" office:value-type="float" office:value="1.34499702392791" calcext:value-type="float">
            <text:p>1,34</text:p>
          </table:table-cell>
          <table:table-cell table:formula="of:=x0*SIN([.B13])+y0*COS([.B13])" office:value-type="float" office:value="0.891006524188368" calcext:value-type="float">
            <text:p>0,89</text:p>
          </table:table-cell>
          <table:table-cell/>
        </table:table-row>
        <table:table-row table:style-name="ro1">
          <table:table-cell table:formula="of:=[.A13]+0.05" office:value-type="float" office:value="0.2" calcext:value-type="float">
            <text:p>0,2</text:p>
          </table:table-cell>
          <table:table-cell table:formula="of:=[.A14]*PI()" office:value-type="float" office:value="0.628318530717959" calcext:value-type="float">
            <text:p>0,63</text:p>
          </table:table-cell>
          <table:table-cell table:formula="of:=COS([.B14])-SIN([.B14])" office:value-type="float" office:value="0.221231742082474" calcext:value-type="float">
            <text:p>0,22</text:p>
          </table:table-cell>
          <table:table-cell table:formula="of:=x0*COS([.B14])-y0*SIN([.B14])" office:value-type="float" office:value="-0.587785252292473" calcext:value-type="float">
            <text:p>-0,59</text:p>
          </table:table-cell>
          <table:table-cell table:formula="of:=SIN([.B14])+COS([.B14])" office:value-type="float" office:value="1.39680224666742" calcext:value-type="float">
            <text:p>1,40</text:p>
          </table:table-cell>
          <table:table-cell table:formula="of:=x0*SIN([.B14])+y0*COS([.B14])" office:value-type="float" office:value="0.809016994374947" calcext:value-type="float">
            <text:p>0,81</text:p>
          </table:table-cell>
          <table:table-cell/>
        </table:table-row>
        <table:table-row table:style-name="ro1">
          <table:table-cell table:formula="of:=[.A14]+0.05" office:value-type="float" office:value="0.25" calcext:value-type="float">
            <text:p>0,25</text:p>
          </table:table-cell>
          <table:table-cell table:formula="of:=[.A15]*PI()" office:value-type="float" office:value="0.785398163397448" calcext:value-type="float">
            <text:p>0,79</text:p>
          </table:table-cell>
          <table:table-cell table:formula="of:=COS([.B15])-SIN([.B15])" office:value-type="float" office:value="0" calcext:value-type="float">
            <text:p>0,00</text:p>
          </table:table-cell>
          <table:table-cell table:formula="of:=x0*COS([.B15])-y0*SIN([.B15])" office:value-type="float" office:value="-0.707106781186547" calcext:value-type="float">
            <text:p>-0,71</text:p>
          </table:table-cell>
          <table:table-cell table:formula="of:=SIN([.B15])+COS([.B15])" office:value-type="float" office:value="1.4142135623731" calcext:value-type="float">
            <text:p>1,41</text:p>
          </table:table-cell>
          <table:table-cell table:formula="of:=x0*SIN([.B15])+y0*COS([.B15])" office:value-type="float" office:value="0.707106781186548" calcext:value-type="float">
            <text:p>0,71</text:p>
          </table:table-cell>
          <table:table-cell/>
        </table:table-row>
        <table:table-row table:style-name="ro1">
          <table:table-cell table:formula="of:=[.A15]+0.05" office:value-type="float" office:value="0.3" calcext:value-type="float">
            <text:p>0,3</text:p>
          </table:table-cell>
          <table:table-cell table:formula="of:=[.A16]*PI()" office:value-type="float" office:value="0.942477796076938" calcext:value-type="float">
            <text:p>0,94</text:p>
          </table:table-cell>
          <table:table-cell table:formula="of:=COS([.B16])-SIN([.B16])" office:value-type="float" office:value="-0.221231742082474" calcext:value-type="float">
            <text:p>-0,22</text:p>
          </table:table-cell>
          <table:table-cell table:formula="of:=x0*COS([.B16])-y0*SIN([.B16])" office:value-type="float" office:value="-0.809016994374947" calcext:value-type="float">
            <text:p>-0,81</text:p>
          </table:table-cell>
          <table:table-cell table:formula="of:=SIN([.B16])+COS([.B16])" office:value-type="float" office:value="1.39680224666742" calcext:value-type="float">
            <text:p>1,40</text:p>
          </table:table-cell>
          <table:table-cell table:formula="of:=x0*SIN([.B16])+y0*COS([.B16])" office:value-type="float" office:value="0.587785252292473" calcext:value-type="float">
            <text:p>0,59</text:p>
          </table:table-cell>
          <table:table-cell/>
        </table:table-row>
        <table:table-row table:style-name="ro1">
          <table:table-cell table:formula="of:=[.A16]+0.05" office:value-type="float" office:value="0.35" calcext:value-type="float">
            <text:p>0,35</text:p>
          </table:table-cell>
          <table:table-cell table:formula="of:=[.A17]*PI()" office:value-type="float" office:value="1.09955742875643" calcext:value-type="float">
            <text:p>1,10</text:p>
          </table:table-cell>
          <table:table-cell table:formula="of:=COS([.B17])-SIN([.B17])" office:value-type="float" office:value="-0.437016024448821" calcext:value-type="float">
            <text:p>-0,44</text:p>
          </table:table-cell>
          <table:table-cell table:formula="of:=x0*COS([.B17])-y0*SIN([.B17])" office:value-type="float" office:value="-0.891006524188369" calcext:value-type="float">
            <text:p>-0,89</text:p>
          </table:table-cell>
          <table:table-cell table:formula="of:=SIN([.B17])+COS([.B17])" office:value-type="float" office:value="1.34499702392791" calcext:value-type="float">
            <text:p>1,34</text:p>
          </table:table-cell>
          <table:table-cell table:formula="of:=x0*SIN([.B17])+y0*COS([.B17])" office:value-type="float" office:value="0.453990499739545" calcext:value-type="float">
            <text:p>0,45</text:p>
          </table:table-cell>
          <table:table-cell/>
        </table:table-row>
        <table:table-row table:style-name="ro1">
          <table:table-cell table:formula="of:=[.A17]+0.05" office:value-type="float" office:value="0.4" calcext:value-type="float">
            <text:p>0,4</text:p>
          </table:table-cell>
          <table:table-cell table:formula="of:=[.A18]*PI()" office:value-type="float" office:value="1.25663706143592" calcext:value-type="float">
            <text:p>1,26</text:p>
          </table:table-cell>
          <table:table-cell table:formula="of:=COS([.B18])-SIN([.B18])" office:value-type="float" office:value="-0.642039521920206" calcext:value-type="float">
            <text:p>-0,64</text:p>
          </table:table-cell>
          <table:table-cell table:formula="of:=x0*COS([.B18])-y0*SIN([.B18])" office:value-type="float" office:value="-0.951056516295154" calcext:value-type="float">
            <text:p>-0,95</text:p>
          </table:table-cell>
          <table:table-cell table:formula="of:=SIN([.B18])+COS([.B18])" office:value-type="float" office:value="1.2600735106701" calcext:value-type="float">
            <text:p>1,26</text:p>
          </table:table-cell>
          <table:table-cell table:formula="of:=x0*SIN([.B18])+y0*COS([.B18])" office:value-type="float" office:value="0.309016994374945" calcext:value-type="float">
            <text:p>0,31</text:p>
          </table:table-cell>
          <table:table-cell/>
        </table:table-row>
        <table:table-row table:style-name="ro1">
          <table:table-cell table:formula="of:=[.A18]+0.05" office:value-type="float" office:value="0.45" calcext:value-type="float">
            <text:p>0,45</text:p>
          </table:table-cell>
          <table:table-cell table:formula="of:=[.A19]*PI()" office:value-type="float" office:value="1.41371669411541" calcext:value-type="float">
            <text:p>1,41</text:p>
          </table:table-cell>
          <table:table-cell table:formula="of:=COS([.B19])-SIN([.B19])" office:value-type="float" office:value="-0.831253875554907" calcext:value-type="float">
            <text:p>-0,83</text:p>
          </table:table-cell>
          <table:table-cell table:formula="of:=x0*COS([.B19])-y0*SIN([.B19])" office:value-type="float" office:value="-0.987688340595138" calcext:value-type="float">
            <text:p>-0,99</text:p>
          </table:table-cell>
          <table:table-cell table:formula="of:=SIN([.B19])+COS([.B19])" office:value-type="float" office:value="1.14412280563537" calcext:value-type="float">
            <text:p>1,14</text:p>
          </table:table-cell>
          <table:table-cell table:formula="of:=x0*SIN([.B19])+y0*COS([.B19])" office:value-type="float" office:value="0.156434465040228" calcext:value-type="float">
            <text:p>0,16</text:p>
          </table:table-cell>
          <table:table-cell/>
        </table:table-row>
        <table:table-row table:style-name="ro1">
          <table:table-cell table:formula="of:=[.A19]+0.05" office:value-type="float" office:value="0.5" calcext:value-type="float">
            <text:p>0,5</text:p>
          </table:table-cell>
          <table:table-cell table:formula="of:=[.A20]*PI()" office:value-type="float" office:value="1.5707963267949" calcext:value-type="float">
            <text:p>1,57</text:p>
          </table:table-cell>
          <table:table-cell table:formula="of:=COS([.B20])-SIN([.B20])" office:value-type="float" office:value="-1" calcext:value-type="float">
            <text:p>-1,00</text:p>
          </table:table-cell>
          <table:table-cell table:formula="of:=x0*COS([.B20])-y0*SIN([.B20])" office:value-type="float" office:value="-1" calcext:value-type="float">
            <text:p>-1,00</text:p>
          </table:table-cell>
          <table:table-cell table:formula="of:=SIN([.B20])+COS([.B20])" office:value-type="float" office:value="1" calcext:value-type="float">
            <text:p>1,00</text:p>
          </table:table-cell>
          <table:table-cell table:formula="of:=x0*SIN([.B20])+y0*COS([.B20])" office:value-type="float" office:value="-3.49148133884313E-015" calcext:value-type="float">
            <text:p>0,00</text:p>
          </table:table-cell>
          <table:table-cell/>
        </table:table-row>
        <table:table-row table:style-name="ro1">
          <table:table-cell table:formula="of:=[.A20]+0.05" office:value-type="float" office:value="0.55" calcext:value-type="float">
            <text:p>0,55</text:p>
          </table:table-cell>
          <table:table-cell table:formula="of:=[.A21]*PI()" office:value-type="float" office:value="1.72787595947439" calcext:value-type="float">
            <text:p>1,73</text:p>
          </table:table-cell>
          <table:table-cell table:formula="of:=COS([.B21])-SIN([.B21])" office:value-type="float" office:value="-1.14412280563537" calcext:value-type="float">
            <text:p>-1,14</text:p>
          </table:table-cell>
          <table:table-cell table:formula="of:=x0*COS([.B21])-y0*SIN([.B21])" office:value-type="float" office:value="-0.987688340595137" calcext:value-type="float">
            <text:p>-0,99</text:p>
          </table:table-cell>
          <table:table-cell table:formula="of:=SIN([.B21])+COS([.B21])" office:value-type="float" office:value="0.831253875554907" calcext:value-type="float">
            <text:p>0,83</text:p>
          </table:table-cell>
          <table:table-cell table:formula="of:=x0*SIN([.B21])+y0*COS([.B21])" office:value-type="float" office:value="-0.156434465040235" calcext:value-type="float">
            <text:p>-0,16</text:p>
          </table:table-cell>
          <table:table-cell/>
        </table:table-row>
        <table:table-row table:style-name="ro1">
          <table:table-cell table:formula="of:=[.A21]+0.05" office:value-type="float" office:value="0.6" calcext:value-type="float">
            <text:p>0,6</text:p>
          </table:table-cell>
          <table:table-cell table:formula="of:=[.A22]*PI()" office:value-type="float" office:value="1.88495559215388" calcext:value-type="float">
            <text:p>1,88</text:p>
          </table:table-cell>
          <table:table-cell table:formula="of:=COS([.B22])-SIN([.B22])" office:value-type="float" office:value="-1.2600735106701" calcext:value-type="float">
            <text:p>-1,26</text:p>
          </table:table-cell>
          <table:table-cell table:formula="of:=x0*COS([.B22])-y0*SIN([.B22])" office:value-type="float" office:value="-0.951056516295152" calcext:value-type="float">
            <text:p>-0,95</text:p>
          </table:table-cell>
          <table:table-cell table:formula="of:=SIN([.B22])+COS([.B22])" office:value-type="float" office:value="0.642039521920206" calcext:value-type="float">
            <text:p>0,64</text:p>
          </table:table-cell>
          <table:table-cell table:formula="of:=x0*SIN([.B22])+y0*COS([.B22])" office:value-type="float" office:value="-0.309016994374951" calcext:value-type="float">
            <text:p>-0,31</text:p>
          </table:table-cell>
          <table:table-cell/>
        </table:table-row>
        <table:table-row table:style-name="ro1">
          <table:table-cell table:formula="of:=[.A22]+0.05" office:value-type="float" office:value="0.65" calcext:value-type="float">
            <text:p>0,65</text:p>
          </table:table-cell>
          <table:table-cell table:formula="of:=[.A23]*PI()" office:value-type="float" office:value="2.04203522483337" calcext:value-type="float">
            <text:p>2,04</text:p>
          </table:table-cell>
          <table:table-cell table:formula="of:=COS([.B23])-SIN([.B23])" office:value-type="float" office:value="-1.34499702392791" calcext:value-type="float">
            <text:p>-1,34</text:p>
          </table:table-cell>
          <table:table-cell table:formula="of:=x0*COS([.B23])-y0*SIN([.B23])" office:value-type="float" office:value="-0.891006524188366" calcext:value-type="float">
            <text:p>-0,89</text:p>
          </table:table-cell>
          <table:table-cell table:formula="of:=SIN([.B23])+COS([.B23])" office:value-type="float" office:value="0.437016024448821" calcext:value-type="float">
            <text:p>0,44</text:p>
          </table:table-cell>
          <table:table-cell table:formula="of:=x0*SIN([.B23])+y0*COS([.B23])" office:value-type="float" office:value="-0.453990499739551" calcext:value-type="float">
            <text:p>-0,45</text:p>
          </table:table-cell>
          <table:table-cell/>
        </table:table-row>
        <table:table-row table:style-name="ro1">
          <table:table-cell table:formula="of:=[.A23]+0.05" office:value-type="float" office:value="0.7" calcext:value-type="float">
            <text:p>0,7</text:p>
          </table:table-cell>
          <table:table-cell table:formula="of:=[.A24]*PI()" office:value-type="float" office:value="2.19911485751286" calcext:value-type="float">
            <text:p>2,20</text:p>
          </table:table-cell>
          <table:table-cell table:formula="of:=COS([.B24])-SIN([.B24])" office:value-type="float" office:value="-1.39680224666742" calcext:value-type="float">
            <text:p>-1,40</text:p>
          </table:table-cell>
          <table:table-cell table:formula="of:=x0*COS([.B24])-y0*SIN([.B24])" office:value-type="float" office:value="-0.809016994374944" calcext:value-type="float">
            <text:p>-0,81</text:p>
          </table:table-cell>
          <table:table-cell table:formula="of:=SIN([.B24])+COS([.B24])" office:value-type="float" office:value="0.221231742082474" calcext:value-type="float">
            <text:p>0,22</text:p>
          </table:table-cell>
          <table:table-cell table:formula="of:=x0*SIN([.B24])+y0*COS([.B24])" office:value-type="float" office:value="-0.587785252292477" calcext:value-type="float">
            <text:p>-0,59</text:p>
          </table:table-cell>
          <table:table-cell/>
        </table:table-row>
        <table:table-row table:style-name="ro1">
          <table:table-cell table:formula="of:=[.A24]+0.05" office:value-type="float" office:value="0.75" calcext:value-type="float">
            <text:p>0,75</text:p>
          </table:table-cell>
          <table:table-cell table:formula="of:=[.A25]*PI()" office:value-type="float" office:value="2.35619449019235" calcext:value-type="float">
            <text:p>2,36</text:p>
          </table:table-cell>
          <table:table-cell table:formula="of:=COS([.B25])-SIN([.B25])" office:value-type="float" office:value="-1.4142135623731" calcext:value-type="float">
            <text:p>-1,41</text:p>
          </table:table-cell>
          <table:table-cell table:formula="of:=x0*COS([.B25])-y0*SIN([.B25])" office:value-type="float" office:value="-0.707106781186544" calcext:value-type="float">
            <text:p>-0,71</text:p>
          </table:table-cell>
          <table:table-cell table:formula="of:=SIN([.B25])+COS([.B25])" office:value-type="float" office:value="0" calcext:value-type="float">
            <text:p>0,00</text:p>
          </table:table-cell>
          <table:table-cell table:formula="of:=x0*SIN([.B25])+y0*COS([.B25])" office:value-type="float" office:value="-0.707106781186551" calcext:value-type="float">
            <text:p>-0,71</text:p>
          </table:table-cell>
          <table:table-cell/>
        </table:table-row>
        <table:table-row table:style-name="ro1">
          <table:table-cell table:formula="of:=[.A25]+0.05" office:value-type="float" office:value="0.8" calcext:value-type="float">
            <text:p>0,8</text:p>
          </table:table-cell>
          <table:table-cell table:formula="of:=[.A26]*PI()" office:value-type="float" office:value="2.51327412287183" calcext:value-type="float">
            <text:p>2,51</text:p>
          </table:table-cell>
          <table:table-cell table:formula="of:=COS([.B26])-SIN([.B26])" office:value-type="float" office:value="-1.39680224666742" calcext:value-type="float">
            <text:p>-1,40</text:p>
          </table:table-cell>
          <table:table-cell table:formula="of:=x0*COS([.B26])-y0*SIN([.B26])" office:value-type="float" office:value="-0.587785252292477" calcext:value-type="float">
            <text:p>-0,59</text:p>
          </table:table-cell>
          <table:table-cell table:formula="of:=SIN([.B26])+COS([.B26])" office:value-type="float" office:value="-0.221231742082475" calcext:value-type="float">
            <text:p>-0,22</text:p>
          </table:table-cell>
          <table:table-cell table:formula="of:=x0*SIN([.B26])+y0*COS([.B26])" office:value-type="float" office:value="-0.809016994374945" calcext:value-type="float">
            <text:p>-0,81</text:p>
          </table:table-cell>
          <table:table-cell/>
        </table:table-row>
        <table:table-row table:style-name="ro1">
          <table:table-cell table:formula="of:=[.A26]+0.05" office:value-type="float" office:value="0.85" calcext:value-type="float">
            <text:p>0,85</text:p>
          </table:table-cell>
          <table:table-cell table:formula="of:=[.A27]*PI()" office:value-type="float" office:value="2.67035375555132" calcext:value-type="float">
            <text:p>2,67</text:p>
          </table:table-cell>
          <table:table-cell table:formula="of:=COS([.B27])-SIN([.B27])" office:value-type="float" office:value="-1.34499702392791" calcext:value-type="float">
            <text:p>-1,34</text:p>
          </table:table-cell>
          <table:table-cell table:formula="of:=x0*COS([.B27])-y0*SIN([.B27])" office:value-type="float" office:value="-0.453990499739551" calcext:value-type="float">
            <text:p>-0,45</text:p>
          </table:table-cell>
          <table:table-cell table:formula="of:=SIN([.B27])+COS([.B27])" office:value-type="float" office:value="-0.437016024448822" calcext:value-type="float">
            <text:p>-0,44</text:p>
          </table:table-cell>
          <table:table-cell table:formula="of:=x0*SIN([.B27])+y0*COS([.B27])" office:value-type="float" office:value="-0.891006524188366" calcext:value-type="float">
            <text:p>-0,89</text:p>
          </table:table-cell>
          <table:table-cell/>
        </table:table-row>
        <table:table-row table:style-name="ro1">
          <table:table-cell table:formula="of:=[.A27]+0.05" office:value-type="float" office:value="0.9" calcext:value-type="float">
            <text:p>0,9</text:p>
          </table:table-cell>
          <table:table-cell table:formula="of:=[.A28]*PI()" office:value-type="float" office:value="2.82743338823081" calcext:value-type="float">
            <text:p>2,83</text:p>
          </table:table-cell>
          <table:table-cell table:formula="of:=COS([.B28])-SIN([.B28])" office:value-type="float" office:value="-1.2600735106701" calcext:value-type="float">
            <text:p>-1,26</text:p>
          </table:table-cell>
          <table:table-cell table:formula="of:=x0*COS([.B28])-y0*SIN([.B28])" office:value-type="float" office:value="-0.309016994374951" calcext:value-type="float">
            <text:p>-0,31</text:p>
          </table:table-cell>
          <table:table-cell table:formula="of:=SIN([.B28])+COS([.B28])" office:value-type="float" office:value="-0.642039521920207" calcext:value-type="float">
            <text:p>-0,64</text:p>
          </table:table-cell>
          <table:table-cell table:formula="of:=x0*SIN([.B28])+y0*COS([.B28])" office:value-type="float" office:value="-0.951056516295152" calcext:value-type="float">
            <text:p>-0,95</text:p>
          </table:table-cell>
          <table:table-cell/>
        </table:table-row>
        <table:table-row table:style-name="ro1">
          <table:table-cell table:formula="of:=[.A28]+0.05" office:value-type="float" office:value="0.95" calcext:value-type="float">
            <text:p>0,95</text:p>
          </table:table-cell>
          <table:table-cell table:formula="of:=[.A29]*PI()" office:value-type="float" office:value="2.9845130209103" calcext:value-type="float">
            <text:p>2,98</text:p>
          </table:table-cell>
          <table:table-cell table:formula="of:=COS([.B29])-SIN([.B29])" office:value-type="float" office:value="-1.14412280563537" calcext:value-type="float">
            <text:p>-1,14</text:p>
          </table:table-cell>
          <table:table-cell table:formula="of:=x0*COS([.B29])-y0*SIN([.B29])" office:value-type="float" office:value="-0.156434465040235" calcext:value-type="float">
            <text:p>-0,16</text:p>
          </table:table-cell>
          <table:table-cell table:formula="of:=SIN([.B29])+COS([.B29])" office:value-type="float" office:value="-0.831253875554908" calcext:value-type="float">
            <text:p>-0,83</text:p>
          </table:table-cell>
          <table:table-cell table:formula="of:=x0*SIN([.B29])+y0*COS([.B29])" office:value-type="float" office:value="-0.987688340595137" calcext:value-type="float">
            <text:p>-0,99</text:p>
          </table:table-cell>
          <table:table-cell/>
        </table:table-row>
        <table:table-row table:style-name="ro1">
          <table:table-cell table:formula="of:=[.A29]+0.05" office:value-type="float" office:value="1" calcext:value-type="float">
            <text:p>1</text:p>
          </table:table-cell>
          <table:table-cell table:formula="of:=[.A30]*PI()" office:value-type="float" office:value="3.14159265358979" calcext:value-type="float">
            <text:p>3,14</text:p>
          </table:table-cell>
          <table:table-cell table:formula="of:=COS([.B30])-SIN([.B30])" office:value-type="float" office:value="-0.999999999999999" calcext:value-type="float">
            <text:p>-1,00</text:p>
          </table:table-cell>
          <table:table-cell table:formula="of:=x0*COS([.B30])-y0*SIN([.B30])" office:value-type="float" office:value="-3.23108914886517E-015" calcext:value-type="float">
            <text:p>0,00</text:p>
          </table:table-cell>
          <table:table-cell table:formula="of:=SIN([.B30])+COS([.B30])" office:value-type="float" office:value="-1" calcext:value-type="float">
            <text:p>-1,00</text:p>
          </table:table-cell>
          <table:table-cell table:formula="of:=x0*SIN([.B30])+y0*COS([.B30])" office:value-type="float" office:value="-1" calcext:value-type="float">
            <text:p>-1,00</text:p>
          </table:table-cell>
          <table:table-cell/>
        </table:table-row>
        <table:table-row table:style-name="ro1">
          <table:table-cell table:formula="of:=[.A30]+0.05" office:value-type="float" office:value="1.05" calcext:value-type="float">
            <text:p>1,05</text:p>
          </table:table-cell>
          <table:table-cell table:formula="of:=[.A31]*PI()" office:value-type="float" office:value="3.29867228626928" calcext:value-type="float">
            <text:p>3,30</text:p>
          </table:table-cell>
          <table:table-cell table:formula="of:=COS([.B31])-SIN([.B31])" office:value-type="float" office:value="-0.831253875554906" calcext:value-type="float">
            <text:p>-0,83</text:p>
          </table:table-cell>
          <table:table-cell table:formula="of:=x0*COS([.B31])-y0*SIN([.B31])" office:value-type="float" office:value="0.156434465040228" calcext:value-type="float">
            <text:p>0,16</text:p>
          </table:table-cell>
          <table:table-cell table:formula="of:=SIN([.B31])+COS([.B31])" office:value-type="float" office:value="-1.14412280563537" calcext:value-type="float">
            <text:p>-1,14</text:p>
          </table:table-cell>
          <table:table-cell table:formula="of:=x0*SIN([.B31])+y0*COS([.B31])" office:value-type="float" office:value="-0.987688340595138" calcext:value-type="float">
            <text:p>-0,99</text:p>
          </table:table-cell>
          <table:table-cell/>
        </table:table-row>
        <table:table-row table:style-name="ro1">
          <table:table-cell table:formula="of:=[.A31]+0.05" office:value-type="float" office:value="1.1" calcext:value-type="float">
            <text:p>1,1</text:p>
          </table:table-cell>
          <table:table-cell table:formula="of:=[.A32]*PI()" office:value-type="float" office:value="3.45575191894877" calcext:value-type="float">
            <text:p>3,46</text:p>
          </table:table-cell>
          <table:table-cell table:formula="of:=COS([.B32])-SIN([.B32])" office:value-type="float" office:value="-0.642039521920205" calcext:value-type="float">
            <text:p>-0,64</text:p>
          </table:table-cell>
          <table:table-cell table:formula="of:=x0*COS([.B32])-y0*SIN([.B32])" office:value-type="float" office:value="0.309016994374945" calcext:value-type="float">
            <text:p>0,31</text:p>
          </table:table-cell>
          <table:table-cell table:formula="of:=SIN([.B32])+COS([.B32])" office:value-type="float" office:value="-1.2600735106701" calcext:value-type="float">
            <text:p>-1,26</text:p>
          </table:table-cell>
          <table:table-cell table:formula="of:=x0*SIN([.B32])+y0*COS([.B32])" office:value-type="float" office:value="-0.951056516295154" calcext:value-type="float">
            <text:p>-0,95</text:p>
          </table:table-cell>
          <table:table-cell/>
        </table:table-row>
        <table:table-row table:style-name="ro1">
          <table:table-cell table:formula="of:=[.A32]+0.05" office:value-type="float" office:value="1.15" calcext:value-type="float">
            <text:p>1,15</text:p>
          </table:table-cell>
          <table:table-cell table:formula="of:=[.A33]*PI()" office:value-type="float" office:value="3.61283155162826" calcext:value-type="float">
            <text:p>3,61</text:p>
          </table:table-cell>
          <table:table-cell table:formula="of:=COS([.B33])-SIN([.B33])" office:value-type="float" office:value="-0.437016024448819" calcext:value-type="float">
            <text:p>-0,44</text:p>
          </table:table-cell>
          <table:table-cell table:formula="of:=x0*COS([.B33])-y0*SIN([.B33])" office:value-type="float" office:value="0.453990499739545" calcext:value-type="float">
            <text:p>0,45</text:p>
          </table:table-cell>
          <table:table-cell table:formula="of:=SIN([.B33])+COS([.B33])" office:value-type="float" office:value="-1.34499702392792" calcext:value-type="float">
            <text:p>-1,34</text:p>
          </table:table-cell>
          <table:table-cell table:formula="of:=x0*SIN([.B33])+y0*COS([.B33])" office:value-type="float" office:value="-0.891006524188369" calcext:value-type="float">
            <text:p>-0,89</text:p>
          </table:table-cell>
          <table:table-cell/>
        </table:table-row>
        <table:table-row table:style-name="ro1">
          <table:table-cell table:formula="of:=[.A33]+0.05" office:value-type="float" office:value="1.2" calcext:value-type="float">
            <text:p>1,2</text:p>
          </table:table-cell>
          <table:table-cell table:formula="of:=[.A34]*PI()" office:value-type="float" office:value="3.76991118430775" calcext:value-type="float">
            <text:p>3,77</text:p>
          </table:table-cell>
          <table:table-cell table:formula="of:=COS([.B34])-SIN([.B34])" office:value-type="float" office:value="-0.221231742082473" calcext:value-type="float">
            <text:p>-0,22</text:p>
          </table:table-cell>
          <table:table-cell table:formula="of:=x0*COS([.B34])-y0*SIN([.B34])" office:value-type="float" office:value="0.587785252292472" calcext:value-type="float">
            <text:p>0,59</text:p>
          </table:table-cell>
          <table:table-cell table:formula="of:=SIN([.B34])+COS([.B34])" office:value-type="float" office:value="-1.39680224666742" calcext:value-type="float">
            <text:p>-1,40</text:p>
          </table:table-cell>
          <table:table-cell table:formula="of:=x0*SIN([.B34])+y0*COS([.B34])" office:value-type="float" office:value="-0.809016994374949" calcext:value-type="float">
            <text:p>-0,81</text:p>
          </table:table-cell>
          <table:table-cell/>
        </table:table-row>
        <table:table-row table:style-name="ro1">
          <table:table-cell table:formula="of:=[.A34]+0.05" office:value-type="float" office:value="1.25" calcext:value-type="float">
            <text:p>1,25</text:p>
          </table:table-cell>
          <table:table-cell table:formula="of:=[.A35]*PI()" office:value-type="float" office:value="3.92699081698724" calcext:value-type="float">
            <text:p>3,93</text:p>
          </table:table-cell>
          <table:table-cell table:formula="of:=COS([.B35])-SIN([.B35])" office:value-type="float" office:value="0" calcext:value-type="float">
            <text:p>0,00</text:p>
          </table:table-cell>
          <table:table-cell table:formula="of:=x0*COS([.B35])-y0*SIN([.B35])" office:value-type="float" office:value="0.707106781186546" calcext:value-type="float">
            <text:p>0,71</text:p>
          </table:table-cell>
          <table:table-cell table:formula="of:=SIN([.B35])+COS([.B35])" office:value-type="float" office:value="-1.4142135623731" calcext:value-type="float">
            <text:p>-1,41</text:p>
          </table:table-cell>
          <table:table-cell table:formula="of:=x0*SIN([.B35])+y0*COS([.B35])" office:value-type="float" office:value="-0.707106781186549" calcext:value-type="float">
            <text:p>-0,71</text:p>
          </table:table-cell>
          <table:table-cell/>
        </table:table-row>
        <table:table-row table:style-name="ro1">
          <table:table-cell table:formula="of:=[.A35]+0.05" office:value-type="float" office:value="1.3" calcext:value-type="float">
            <text:p>1,3</text:p>
          </table:table-cell>
          <table:table-cell table:formula="of:=[.A36]*PI()" office:value-type="float" office:value="4.08407044966673" calcext:value-type="float">
            <text:p>4,08</text:p>
          </table:table-cell>
          <table:table-cell table:formula="of:=COS([.B36])-SIN([.B36])" office:value-type="float" office:value="0.221231742082477" calcext:value-type="float">
            <text:p>0,22</text:p>
          </table:table-cell>
          <table:table-cell table:formula="of:=x0*COS([.B36])-y0*SIN([.B36])" office:value-type="float" office:value="0.809016994374947" calcext:value-type="float">
            <text:p>0,81</text:p>
          </table:table-cell>
          <table:table-cell table:formula="of:=SIN([.B36])+COS([.B36])" office:value-type="float" office:value="-1.39680224666742" calcext:value-type="float">
            <text:p>-1,40</text:p>
          </table:table-cell>
          <table:table-cell table:formula="of:=x0*SIN([.B36])+y0*COS([.B36])" office:value-type="float" office:value="-0.587785252292474" calcext:value-type="float">
            <text:p>-0,59</text:p>
          </table:table-cell>
          <table:table-cell/>
        </table:table-row>
        <table:table-row table:style-name="ro1">
          <table:table-cell table:formula="of:=[.A36]+0.05" office:value-type="float" office:value="1.35" calcext:value-type="float">
            <text:p>1,35</text:p>
          </table:table-cell>
          <table:table-cell table:formula="of:=[.A37]*PI()" office:value-type="float" office:value="4.24115008234622" calcext:value-type="float">
            <text:p>4,24</text:p>
          </table:table-cell>
          <table:table-cell table:formula="of:=COS([.B37])-SIN([.B37])" office:value-type="float" office:value="0.437016024448823" calcext:value-type="float">
            <text:p>0,44</text:p>
          </table:table-cell>
          <table:table-cell table:formula="of:=x0*COS([.B37])-y0*SIN([.B37])" office:value-type="float" office:value="0.891006524188367" calcext:value-type="float">
            <text:p>0,89</text:p>
          </table:table-cell>
          <table:table-cell table:formula="of:=SIN([.B37])+COS([.B37])" office:value-type="float" office:value="-1.34499702392791" calcext:value-type="float">
            <text:p>-1,34</text:p>
          </table:table-cell>
          <table:table-cell table:formula="of:=x0*SIN([.B37])+y0*COS([.B37])" office:value-type="float" office:value="-0.453990499739548" calcext:value-type="float">
            <text:p>-0,45</text:p>
          </table:table-cell>
          <table:table-cell/>
        </table:table-row>
        <table:table-row table:style-name="ro1">
          <table:table-cell table:formula="of:=[.A37]+0.05" office:value-type="float" office:value="1.4" calcext:value-type="float">
            <text:p>1,4</text:p>
          </table:table-cell>
          <table:table-cell table:formula="of:=[.A38]*PI()" office:value-type="float" office:value="4.39822971502571" calcext:value-type="float">
            <text:p>4,40</text:p>
          </table:table-cell>
          <table:table-cell table:formula="of:=COS([.B38])-SIN([.B38])" office:value-type="float" office:value="0.642039521920208" calcext:value-type="float">
            <text:p>0,64</text:p>
          </table:table-cell>
          <table:table-cell table:formula="of:=x0*COS([.B38])-y0*SIN([.B38])" office:value-type="float" office:value="0.951056516295153" calcext:value-type="float">
            <text:p>0,95</text:p>
          </table:table-cell>
          <table:table-cell table:formula="of:=SIN([.B38])+COS([.B38])" office:value-type="float" office:value="-1.2600735106701" calcext:value-type="float">
            <text:p>-1,26</text:p>
          </table:table-cell>
          <table:table-cell table:formula="of:=x0*SIN([.B38])+y0*COS([.B38])" office:value-type="float" office:value="-0.309016994374948" calcext:value-type="float">
            <text:p>-0,31</text:p>
          </table:table-cell>
          <table:table-cell/>
        </table:table-row>
        <table:table-row table:style-name="ro1">
          <table:table-cell table:formula="of:=[.A38]+0.05" office:value-type="float" office:value="1.45" calcext:value-type="float">
            <text:p>1,45</text:p>
          </table:table-cell>
          <table:table-cell table:formula="of:=[.A39]*PI()" office:value-type="float" office:value="4.5553093477052" calcext:value-type="float">
            <text:p>4,56</text:p>
          </table:table-cell>
          <table:table-cell table:formula="of:=COS([.B39])-SIN([.B39])" office:value-type="float" office:value="0.831253875554909" calcext:value-type="float">
            <text:p>0,83</text:p>
          </table:table-cell>
          <table:table-cell table:formula="of:=x0*COS([.B39])-y0*SIN([.B39])" office:value-type="float" office:value="0.987688340595138" calcext:value-type="float">
            <text:p>0,99</text:p>
          </table:table-cell>
          <table:table-cell table:formula="of:=SIN([.B39])+COS([.B39])" office:value-type="float" office:value="-1.14412280563537" calcext:value-type="float">
            <text:p>-1,14</text:p>
          </table:table-cell>
          <table:table-cell table:formula="of:=x0*SIN([.B39])+y0*COS([.B39])" office:value-type="float" office:value="-0.156434465040231" calcext:value-type="float">
            <text:p>-0,16</text:p>
          </table:table-cell>
          <table:table-cell/>
        </table:table-row>
        <table:table-row table:style-name="ro1">
          <table:table-cell table:formula="of:=[.A39]+0.05" office:value-type="float" office:value="1.5" calcext:value-type="float">
            <text:p>1,5</text:p>
          </table:table-cell>
          <table:table-cell table:formula="of:=[.A40]*PI()" office:value-type="float" office:value="4.71238898038469" calcext:value-type="float">
            <text:p>4,71</text:p>
          </table:table-cell>
          <table:table-cell table:formula="of:=COS([.B40])-SIN([.B40])" office:value-type="float" office:value="1" calcext:value-type="float">
            <text:p>1,00</text:p>
          </table:table-cell>
          <table:table-cell table:formula="of:=x0*COS([.B40])-y0*SIN([.B40])" office:value-type="float" office:value="1" calcext:value-type="float">
            <text:p>1,00</text:p>
          </table:table-cell>
          <table:table-cell table:formula="of:=SIN([.B40])+COS([.B40])" office:value-type="float" office:value="-0.999999999999998" calcext:value-type="float">
            <text:p>-1,00</text:p>
          </table:table-cell>
          <table:table-cell table:formula="of:=x0*SIN([.B40])+y0*COS([.B40])" office:value-type="float" office:value="-1.83697019872103E-016" calcext:value-type="float">
            <text:p>0,00</text:p>
          </table:table-cell>
          <table:table-cell/>
        </table:table-row>
        <table:table-row table:style-name="ro1">
          <table:table-cell table:formula="of:=[.A40]+0.05" office:value-type="float" office:value="1.55" calcext:value-type="float">
            <text:p>1,55</text:p>
          </table:table-cell>
          <table:table-cell table:formula="of:=[.A41]*PI()" office:value-type="float" office:value="4.86946861306418" calcext:value-type="float">
            <text:p>4,87</text:p>
          </table:table-cell>
          <table:table-cell table:formula="of:=COS([.B41])-SIN([.B41])" office:value-type="float" office:value="1.14412280563537" calcext:value-type="float">
            <text:p>1,14</text:p>
          </table:table-cell>
          <table:table-cell table:formula="of:=x0*COS([.B41])-y0*SIN([.B41])" office:value-type="float" office:value="0.987688340595138" calcext:value-type="float">
            <text:p>0,99</text:p>
          </table:table-cell>
          <table:table-cell table:formula="of:=SIN([.B41])+COS([.B41])" office:value-type="float" office:value="-0.831253875554904" calcext:value-type="float">
            <text:p>-0,83</text:p>
          </table:table-cell>
          <table:table-cell table:formula="of:=x0*SIN([.B41])+y0*COS([.B41])" office:value-type="float" office:value="0.156434465040232" calcext:value-type="float">
            <text:p>0,16</text:p>
          </table:table-cell>
          <table:table-cell/>
        </table:table-row>
        <table:table-row table:style-name="ro1">
          <table:table-cell table:formula="of:=[.A41]+0.05" office:value-type="float" office:value="1.6" calcext:value-type="float">
            <text:p>1,6</text:p>
          </table:table-cell>
          <table:table-cell table:formula="of:=[.A42]*PI()" office:value-type="float" office:value="5.02654824574367" calcext:value-type="float">
            <text:p>5,03</text:p>
          </table:table-cell>
          <table:table-cell table:formula="of:=COS([.B42])-SIN([.B42])" office:value-type="float" office:value="1.2600735106701" calcext:value-type="float">
            <text:p>1,26</text:p>
          </table:table-cell>
          <table:table-cell table:formula="of:=x0*COS([.B42])-y0*SIN([.B42])" office:value-type="float" office:value="0.951056516295153" calcext:value-type="float">
            <text:p>0,95</text:p>
          </table:table-cell>
          <table:table-cell table:formula="of:=SIN([.B42])+COS([.B42])" office:value-type="float" office:value="-0.642039521920203" calcext:value-type="float">
            <text:p>-0,64</text:p>
          </table:table-cell>
          <table:table-cell table:formula="of:=x0*SIN([.B42])+y0*COS([.B42])" office:value-type="float" office:value="0.309016994374948" calcext:value-type="float">
            <text:p>0,31</text:p>
          </table:table-cell>
          <table:table-cell/>
        </table:table-row>
        <table:table-row table:style-name="ro1">
          <table:table-cell table:formula="of:=[.A42]+0.05" office:value-type="float" office:value="1.65" calcext:value-type="float">
            <text:p>1,65</text:p>
          </table:table-cell>
          <table:table-cell table:formula="of:=[.A43]*PI()" office:value-type="float" office:value="5.18362787842316" calcext:value-type="float">
            <text:p>5,18</text:p>
          </table:table-cell>
          <table:table-cell table:formula="of:=COS([.B43])-SIN([.B43])" office:value-type="float" office:value="1.34499702392792" calcext:value-type="float">
            <text:p>1,34</text:p>
          </table:table-cell>
          <table:table-cell table:formula="of:=x0*COS([.B43])-y0*SIN([.B43])" office:value-type="float" office:value="0.891006524188367" calcext:value-type="float">
            <text:p>0,89</text:p>
          </table:table-cell>
          <table:table-cell table:formula="of:=SIN([.B43])+COS([.B43])" office:value-type="float" office:value="-0.437016024448818" calcext:value-type="float">
            <text:p>-0,44</text:p>
          </table:table-cell>
          <table:table-cell table:formula="of:=x0*SIN([.B43])+y0*COS([.B43])" office:value-type="float" office:value="0.453990499739548" calcext:value-type="float">
            <text:p>0,45</text:p>
          </table:table-cell>
          <table:table-cell/>
        </table:table-row>
        <table:table-row table:style-name="ro1">
          <table:table-cell table:formula="of:=[.A43]+0.05" office:value-type="float" office:value="1.7" calcext:value-type="float">
            <text:p>1,7</text:p>
          </table:table-cell>
          <table:table-cell table:formula="of:=[.A44]*PI()" office:value-type="float" office:value="5.34070751110265" calcext:value-type="float">
            <text:p>5,34</text:p>
          </table:table-cell>
          <table:table-cell table:formula="of:=COS([.B44])-SIN([.B44])" office:value-type="float" office:value="1.39680224666742" calcext:value-type="float">
            <text:p>1,40</text:p>
          </table:table-cell>
          <table:table-cell table:formula="of:=x0*COS([.B44])-y0*SIN([.B44])" office:value-type="float" office:value="0.809016994374946" calcext:value-type="float">
            <text:p>0,81</text:p>
          </table:table-cell>
          <table:table-cell table:formula="of:=SIN([.B44])+COS([.B44])" office:value-type="float" office:value="-0.221231742082471" calcext:value-type="float">
            <text:p>-0,22</text:p>
          </table:table-cell>
          <table:table-cell table:formula="of:=x0*SIN([.B44])+y0*COS([.B44])" office:value-type="float" office:value="0.587785252292474" calcext:value-type="float">
            <text:p>0,59</text:p>
          </table:table-cell>
          <table:table-cell/>
        </table:table-row>
        <table:table-row table:style-name="ro1">
          <table:table-cell table:formula="of:=[.A44]+0.05" office:value-type="float" office:value="1.75" calcext:value-type="float">
            <text:p>1,75</text:p>
          </table:table-cell>
          <table:table-cell table:formula="of:=[.A45]*PI()" office:value-type="float" office:value="5.49778714378214" calcext:value-type="float">
            <text:p>5,50</text:p>
          </table:table-cell>
          <table:table-cell table:formula="of:=COS([.B45])-SIN([.B45])" office:value-type="float" office:value="1.4142135623731" calcext:value-type="float">
            <text:p>1,41</text:p>
          </table:table-cell>
          <table:table-cell table:formula="of:=x0*COS([.B45])-y0*SIN([.B45])" office:value-type="float" office:value="0.707106781186546" calcext:value-type="float">
            <text:p>0,71</text:p>
          </table:table-cell>
          <table:table-cell table:formula="of:=SIN([.B45])+COS([.B45])" office:value-type="float" office:value="3.44169137633798E-015" calcext:value-type="float">
            <text:p>0,00</text:p>
          </table:table-cell>
          <table:table-cell table:formula="of:=x0*SIN([.B45])+y0*COS([.B45])" office:value-type="float" office:value="0.707106781186549" calcext:value-type="float">
            <text:p>0,71</text:p>
          </table:table-cell>
          <table:table-cell/>
        </table:table-row>
        <table:table-row table:style-name="ro1">
          <table:table-cell table:formula="of:=[.A45]+0.05" office:value-type="float" office:value="1.8" calcext:value-type="float">
            <text:p>1,8</text:p>
          </table:table-cell>
          <table:table-cell table:formula="of:=[.A46]*PI()" office:value-type="float" office:value="5.65486677646163" calcext:value-type="float">
            <text:p>5,65</text:p>
          </table:table-cell>
          <table:table-cell table:formula="of:=COS([.B46])-SIN([.B46])" office:value-type="float" office:value="1.39680224666742" calcext:value-type="float">
            <text:p>1,40</text:p>
          </table:table-cell>
          <table:table-cell table:formula="of:=x0*COS([.B46])-y0*SIN([.B46])" office:value-type="float" office:value="0.587785252292471" calcext:value-type="float">
            <text:p>0,59</text:p>
          </table:table-cell>
          <table:table-cell table:formula="of:=SIN([.B46])+COS([.B46])" office:value-type="float" office:value="0.221231742082478" calcext:value-type="float">
            <text:p>0,22</text:p>
          </table:table-cell>
          <table:table-cell table:formula="of:=x0*SIN([.B46])+y0*COS([.B46])" office:value-type="float" office:value="0.809016994374949" calcext:value-type="float">
            <text:p>0,81</text:p>
          </table:table-cell>
          <table:table-cell/>
        </table:table-row>
        <table:table-row table:style-name="ro1">
          <table:table-cell table:formula="of:=[.A46]+0.05" office:value-type="float" office:value="1.85" calcext:value-type="float">
            <text:p>1,85</text:p>
          </table:table-cell>
          <table:table-cell table:formula="of:=[.A47]*PI()" office:value-type="float" office:value="5.81194640914112" calcext:value-type="float">
            <text:p>5,81</text:p>
          </table:table-cell>
          <table:table-cell table:formula="of:=COS([.B47])-SIN([.B47])" office:value-type="float" office:value="1.34499702392791" calcext:value-type="float">
            <text:p>1,34</text:p>
          </table:table-cell>
          <table:table-cell table:formula="of:=x0*COS([.B47])-y0*SIN([.B47])" office:value-type="float" office:value="0.453990499739545" calcext:value-type="float">
            <text:p>0,45</text:p>
          </table:table-cell>
          <table:table-cell table:formula="of:=SIN([.B47])+COS([.B47])" office:value-type="float" office:value="0.437016024448824" calcext:value-type="float">
            <text:p>0,44</text:p>
          </table:table-cell>
          <table:table-cell table:formula="of:=x0*SIN([.B47])+y0*COS([.B47])" office:value-type="float" office:value="0.891006524188369" calcext:value-type="float">
            <text:p>0,89</text:p>
          </table:table-cell>
          <table:table-cell/>
        </table:table-row>
        <table:table-row table:style-name="ro1">
          <table:table-cell table:formula="of:=[.A47]+0.05" office:value-type="float" office:value="1.9" calcext:value-type="float">
            <text:p>1,9</text:p>
          </table:table-cell>
          <table:table-cell table:formula="of:=[.A48]*PI()" office:value-type="float" office:value="5.96902604182061" calcext:value-type="float">
            <text:p>5,97</text:p>
          </table:table-cell>
          <table:table-cell table:formula="of:=COS([.B48])-SIN([.B48])" office:value-type="float" office:value="1.2600735106701" calcext:value-type="float">
            <text:p>1,26</text:p>
          </table:table-cell>
          <table:table-cell table:formula="of:=x0*COS([.B48])-y0*SIN([.B48])" office:value-type="float" office:value="0.309016994374944" calcext:value-type="float">
            <text:p>0,31</text:p>
          </table:table-cell>
          <table:table-cell table:formula="of:=SIN([.B48])+COS([.B48])" office:value-type="float" office:value="0.64203952192021" calcext:value-type="float">
            <text:p>0,64</text:p>
          </table:table-cell>
          <table:table-cell table:formula="of:=x0*SIN([.B48])+y0*COS([.B48])" office:value-type="float" office:value="0.951056516295155" calcext:value-type="float">
            <text:p>0,95</text:p>
          </table:table-cell>
          <table:table-cell/>
        </table:table-row>
        <table:table-row table:style-name="ro1">
          <table:table-cell table:formula="of:=[.A48]+0.05" office:value-type="float" office:value="1.95" calcext:value-type="float">
            <text:p>1,95</text:p>
          </table:table-cell>
          <table:table-cell table:formula="of:=[.A49]*PI()" office:value-type="float" office:value="6.1261056745001" calcext:value-type="float">
            <text:p>6,13</text:p>
          </table:table-cell>
          <table:table-cell table:formula="of:=COS([.B49])-SIN([.B49])" office:value-type="float" office:value="1.14412280563537" calcext:value-type="float">
            <text:p>1,14</text:p>
          </table:table-cell>
          <table:table-cell table:formula="of:=x0*COS([.B49])-y0*SIN([.B49])" office:value-type="float" office:value="0.156434465040228" calcext:value-type="float">
            <text:p>0,16</text:p>
          </table:table-cell>
          <table:table-cell table:formula="of:=SIN([.B49])+COS([.B49])" office:value-type="float" office:value="0.831253875554911" calcext:value-type="float">
            <text:p>0,83</text:p>
          </table:table-cell>
          <table:table-cell table:formula="of:=x0*SIN([.B49])+y0*COS([.B49])" office:value-type="float" office:value="0.987688340595138" calcext:value-type="float">
            <text:p>0,99</text:p>
          </table:table-cell>
          <table:table-cell/>
        </table:table-row>
        <table:table-row table:style-name="ro1">
          <table:table-cell table:formula="of:=[.A49]+0.05" office:value-type="float" office:value="2" calcext:value-type="float">
            <text:p>2</text:p>
          </table:table-cell>
          <table:table-cell table:formula="of:=[.A50]*PI()" office:value-type="float" office:value="6.28318530717959" calcext:value-type="float">
            <text:p>6,28</text:p>
          </table:table-cell>
          <table:table-cell table:formula="of:=COS([.B50])-SIN([.B50])" office:value-type="float" office:value="0.999999999999998" calcext:value-type="float">
            <text:p>1,00</text:p>
          </table:table-cell>
          <table:table-cell table:formula="of:=x0*COS([.B50])-y0*SIN([.B50])" office:value-type="float" office:value="-3.30778431897103E-015" calcext:value-type="float">
            <text:p>0,00</text:p>
          </table:table-cell>
          <table:table-cell table:formula="of:=SIN([.B50])+COS([.B50])" office:value-type="float" office:value="1" calcext:value-type="float">
            <text:p>1,00</text:p>
          </table:table-cell>
          <table:table-cell table:formula="of:=x0*SIN([.B50])+y0*COS([.B50])" office:value-type="float" office:value="1" calcext:value-type="float">
            <text:p>1,00</text:p>
          </table:table-cell>
          <table:table-cell/>
        </table:table-row>
      </table:table>
      <table:named-expressions>
        <table:named-range table:name="x0" table:base-cell-address="$Sheet1.$B$1" table:cell-range-address="$Sheet1.$B$1"/>
        <table:named-range table:name="xrot" table:base-cell-address="$Sheet1.$F$1" table:cell-range-address="$Sheet1.$F$5"/>
        <table:named-range table:name="y0" table:base-cell-address="$Sheet1.$B$2" table:cell-range-address="$Sheet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00-00-00</text:date>, <text:time style:data-style-name="N2" text:time-value="22:31:56.222409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09:23.472310263</meta:creation-date>
    <dc:date>2018-04-05T22:38:47.733884887</dc:date>
    <meta:editing-duration>PT13M57S</meta:editing-duration>
    <meta:editing-cycles>3</meta:editing-cycles>
    <meta:generator>LibreOffice/5.4.5.1$Linux_X86_64 LibreOffice_project/40m0$Build-1</meta:generator>
    <meta:document-statistic meta:table-count="1" meta:cell-count="2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2">
      <style:chart-properties chart:display-label="true" chart:logarithmic="false" chart:minimum="-2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5.998cm" svg:height="12.006cm" xlink:href=".." xlink:type="simple" chart:class="chart:scatter" chart:style-name="ch1">
        <chart:plot-area chart:style-name="ch2" table:cell-range-address="Sheet1.D10:Sheet1.D50 Sheet1.F10:Sheet1.F50" svg:x="1.292cm" svg:y="0.033cm" svg:width="12.505cm" svg:height="11.462cm">
          <chartooo:coordinate-region svg:x="1.676cm" svg:y="0.232cm" svg:width="11.789cm" svg:height="11.064cm"/>
          <chart:axis chart:dimension="x" chart:name="primary-x" chart:style-name="ch3"/>
          <chart:axis chart:dimension="y" chart:name="primary-y" chart:style-name="ch3"/>
          <chart:series chart:style-name="ch4" chart:values-cell-range-address="Sheet1.F10:Sheet1.F50" chart:class="chart:scatter">
            <chart:domain table:cell-range-address="Sheet1.D10:Sheet1.D50"/>
            <chart:data-point chart:repeated="41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D</text:p>
              </table:table-cell>
              <table:table-cell office:value-type="string">
                <text:p>K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0:Sheet1.D50</svg:desc>
                </draw:g>
              </table:table-cell>
              <table:table-cell office:value-type="float" office:value="1">
                <text:p>1</text:p>
                <draw:g>
                  <svg:desc>Sheet1.F10:Sheet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6434465040231">
                <text:p>-0.15643446504023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53990499739547">
                <text:p>-0.45399049973954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91006524188369">
                <text:p>-0.891006524188369</text:p>
              </table:table-cell>
              <table:table-cell office:value-type="float" office:value="0.453990499739545">
                <text:p>0.453990499739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309016994374945">
                <text:p>0.309016994374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87688340595138">
                <text:p>-0.987688340595138</text:p>
              </table:table-cell>
              <table:table-cell office:value-type="float" office:value="0.156434465040228">
                <text:p>0.156434465040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3.49148133884313E-015">
                <text:p>-3.49148133884313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87688340595137">
                <text:p>-0.987688340595137</text:p>
              </table:table-cell>
              <table:table-cell office:value-type="float" office:value="-0.156434465040235">
                <text:p>-0.156434465040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-0.309016994374951">
                <text:p>-0.309016994374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91006524188366">
                <text:p>-0.891006524188366</text:p>
              </table:table-cell>
              <table:table-cell office:value-type="float" office:value="-0.453990499739551">
                <text:p>-0.453990499739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-0.587785252292477">
                <text:p>-0.587785252292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707106781186544">
                <text:p>-0.707106781186544</text:p>
              </table:table-cell>
              <table:table-cell office:value-type="float" office:value="-0.707106781186551">
                <text:p>-0.7071067811865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87785252292477">
                <text:p>-0.587785252292477</text:p>
              </table:table-cell>
              <table:table-cell office:value-type="float" office:value="-0.809016994374945">
                <text:p>-0.809016994374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53990499739551">
                <text:p>-0.453990499739551</text:p>
              </table:table-cell>
              <table:table-cell office:value-type="float" office:value="-0.891006524188366">
                <text:p>-0.891006524188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09016994374951">
                <text:p>-0.309016994374951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6434465040235">
                <text:p>-0.156434465040235</text:p>
              </table:table-cell>
              <table:table-cell office:value-type="float" office:value="-0.987688340595137">
                <text:p>-0.987688340595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23108914886517E-015">
                <text:p>-3.23108914886517E-0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6434465040228">
                <text:p>0.156434465040228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9016994374945">
                <text:p>0.309016994374945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3990499739545">
                <text:p>0.453990499739545</text:p>
              </table:table-cell>
              <table:table-cell office:value-type="float" office:value="-0.891006524188369">
                <text:p>-0.891006524188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809016994374949">
                <text:p>-0.809016994374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0.707106781186549">
                <text:p>-0.707106781186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1006524188367">
                <text:p>0.891006524188367</text:p>
              </table:table-cell>
              <table:table-cell office:value-type="float" office:value="-0.453990499739548">
                <text:p>-0.453990499739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156434465040232">
                <text:p>0.156434465040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1006524188367">
                <text:p>0.891006524188367</text:p>
              </table:table-cell>
              <table:table-cell office:value-type="float" office:value="0.453990499739548">
                <text:p>0.453990499739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9016994374946">
                <text:p>0.809016994374946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07106781186549">
                <text:p>0.707106781186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7785252292471">
                <text:p>0.587785252292471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3990499739545">
                <text:p>0.453990499739545</text:p>
              </table:table-cell>
              <table:table-cell office:value-type="float" office:value="0.891006524188369">
                <text:p>0.891006524188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9016994374944">
                <text:p>0.309016994374944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6434465040228">
                <text:p>0.156434465040228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.30778431897103E-015">
                <text:p>-3.30778431897103E-0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